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officeooo:rsid="0013e35d" officeooo:paragraph-rsid="0013e35d"/>
    </style:style>
    <style:style style:name="P6" style:family="paragraph" style:parent-style-name="Standard">
      <style:paragraph-properties fo:text-align="justify" style:justify-single-word="false"/>
      <style:text-properties officeooo:rsid="0013e35d" officeooo:paragraph-rsid="0013e35d"/>
    </style:style>
    <style:style style:name="P7" style:family="paragraph" style:parent-style-name="Standard">
      <style:paragraph-properties fo:text-align="justify" style:justify-single-word="false"/>
      <style:text-properties officeooo:rsid="00151aca" officeooo:paragraph-rsid="00151aca"/>
    </style:style>
    <style:style style:name="P8" style:family="paragraph" style:parent-style-name="Standard">
      <style:paragraph-properties fo:text-align="justify" style:justify-single-word="false"/>
      <style:text-properties officeooo:rsid="00155fdc" officeooo:paragraph-rsid="00155fdc"/>
    </style:style>
    <style:style style:name="P9" style:family="paragraph" style:parent-style-name="Standard">
      <style:paragraph-properties fo:text-align="justify" style:justify-single-word="false"/>
      <style:text-properties officeooo:rsid="0016084d" officeooo:paragraph-rsid="0016084d"/>
    </style:style>
    <style:style style:name="P10" style:family="paragraph" style:parent-style-name="Heading_20_2">
      <style:text-properties officeooo:paragraph-rsid="00155fdc"/>
    </style:style>
    <style:style style:name="T1" style:family="text">
      <style:text-properties officeooo:rsid="0013e35d"/>
    </style:style>
    <style:style style:name="T2" style:family="text">
      <style:text-properties fo:font-weight="bold" style:font-weight-asian="bold" style:font-weight-complex="bold"/>
    </style:style>
    <style:style style:name="T3" style:family="text">
      <style:text-properties fo:font-weight="bold" officeooo:rsid="00155fdc" style:font-weight-asian="bold" style:font-weight-complex="bold"/>
    </style:style>
    <style:style style:name="T4" style:family="text">
      <style:text-properties officeooo:rsid="00151aca"/>
    </style:style>
    <style:style style:name="T5" style:family="text">
      <style:text-properties officeooo:rsid="00155f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text:span text:style-name="T1">Segmentation automatique par analyse d'histogramme</text:span></text:p>
      <text:p text:style-name="P4"/>
      <text:p text:style-name="P2"/>
      <text:p text:style-name="P2"/>
      <text:p text:style-name="Standard"><text:tab/>Durant ce TP,…. <text:span text:style-name="T1">INTRO</text:span></text:p>
      <text:p text:style-name="Standard"/>
      <text:p text:style-name="Standard"/>
      <text:p text:style-name="Standard"/>
      <text:p text:style-name="Standard"/>
      <text:h text:style-name="Heading_20_1" text:outline-level="1">1. Binarisation par Règle de Bayes</text:h>
      <text:p text:style-name="P5"/>
      <text:h text:style-name="Heading_20_2" text:outline-level="2"><text:tab/><text:span text:style-name="T2">Q1. Seuillage fixe</text:span></text:h>
      <text:p text:style-name="P5"><text:tab/><text:tab/></text:p>
      <text:p text:style-name="Text_20_body"><text:tab/>L'argument seuil correspond au seuil de binarisation de l'image. Cet argument permet de transformer une image en niveau de gris, en image en noir et blanc. Ce seuil fonctionne de la manière suivante : les pixels dont le niveau de gris est supérieur au seuil sont mis à 1 et ceux inférieur à 0. Si le seuil est à 0, nous obtiendrons une image toute blanche. Par contre, si il est à 1, l'image obtenu sera noire. </text:p>
      <text:p text:style-name="Text_20_body">Mettre les 3 images 0,5, <text:s text:c="2"/>0,55, <text:s text:c="2"/>0,60 de seuil.</text:p>
      <text:p text:style-name="Text_20_body"><text:tab/>Pour l'image proposée, nous n'arrivons pas à obtenir une binarisaion parfaite. Pour le premier seuil, celui de 0,5, nous obtenons trop de points blancs dans le carré noir. Pour le troisieme, nous obtenons un constat opposé, il y a beaucoup trop de points noirs dans le carré blanc. Enfin, pour la seconde image, nous obtenons une meilleur binarisation mais elle n'est toujours pas parfaite car il reste du bruit dans l'image : des points blancs et des points noirs dans les carrés <text:s/>noir et blanc. Cela s'explique par le fait qu'il existe des points de niveaux de gris équivalent dans les deux parties de l'image. <text:s/></text:p>
      <text:p text:style-name="P6"/>
      <text:p text:style-name="P6"/>
      <text:h text:style-name="P10" text:outline-level="2"><text:tab/><text:span text:style-name="T5">Q2. Seuillage automatique (Bayes) – Probabilité a priori des classes</text:span></text:h>
      <text:p text:style-name="P6"/>
      <text:p text:style-name="P6"/>
      <text:p text:style-name="P6"><text:tab/><text:span text:style-name="T4">Pour l'image omega1 nous trouvons un seuil de 0,43, en testant ce seuil, on se rend compte que l'image est totalement blanche. On a bien enlever le bruit de l'image en trouvant le meilleur seuil possible. </text:span></text:p>
      <text:p text:style-name="P6"><text:tab/><text:span text:style-name="T4">Pour l'image omega2, le meilleur seuil trouvé est 0,57. Par contre, nous constatons qu'avec ce seuil, il y a toujours un peu de bruit.</text:span></text:p>
      <text:p text:style-name="P6"><text:soft-page-break/></text:p>
      <text:p text:style-name="P7">Illuster la reponse avec les deux screens. <text:span text:style-name="T5">A faire. </text:span></text:p>
      <text:p text:style-name="P7"/>
      <text:p text:style-name="P7"/>
      <text:h text:style-name="P10" text:outline-level="2"><text:tab/><text:span text:style-name="T2">Q</text:span><text:span text:style-name="T3">3</text:span><text:span text:style-name="T2">. Seuillage automatique (Bayes) – Probabilité conditionnelle</text:span></text:h>
      <text:p text:style-name="P6"><text:tab/></text:p>
      <text:p text:style-name="P6"/>
      <text:p text:style-name="P9">0,0118</text:p>
      <text:p text:style-name="P6"/>
      <text:p text:style-name="P6">Pour la question 4 à rendre sur moodle avec le pdf la segmentation du chiffre 1. Les instructions R permettant de calculer les occurrences (Q4 et Q5).</text:p>
      <text:p text:style-name="P6"/>
      <text:p text:style-name="P8">H 142 / nb total de pixels dans I</text:p>
      <text:p text:style-name="P8">View(h(142) / sum 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10T17:12:21.211131241</dc:date>
    <meta:editing-duration>PT11H19M34S</meta:editing-duration>
    <meta:editing-cycles>63</meta:editing-cycles>
    <meta:generator>LibreOffice/4.3.3.2$Linux_X86_64 LibreOffice_project/430m0$Build-2</meta:generator>
    <dc:creator>Kroll Remi</dc:creator>
    <meta:document-statistic meta:table-count="0" meta:image-count="0" meta:object-count="0" meta:page-count="2" meta:paragraph-count="20" meta:word-count="340" meta:character-count="1974" meta:non-whitespace-character-count="1629"/>
  </office:meta>
</office:document-meta>
</file>